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Inter-Vehicle Relative Localization</text:p>
            <text:p/>
            <text:p>Hua Xu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tion and Backgrou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lative location information is important in VANETs.</text:p>
                <text:list>
                  <text:list-item>
                    <text:p>Autonomous vehicles</text:p>
                  </text:list-item>
                  <text:list-item>
                    <text:p>Location related security</text:p>
                  </text:list-item>
                  <text:list-item>
                    <text:p>Driving coordination</text:p>
                  </text:list-item>
                  <text:list-item>
                    <text:p>Driving assis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tion and Backgrou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te-of-the-art</text:p>
                <text:list>
                  <text:list-item>
                    <text:p>Global Positioning System (GPS)</text:p>
                    <text:list>
                      <text:list-item>
                        <text:p>Unacceptable error for mentioned applications</text:p>
                      </text:list-item>
                    </text:list>
                  </text:list-item>
                  <text:list-item>
                    <text:p>Infrared ranging system</text:p>
                    <text:list>
                      <text:list-item>
                        <text:p>High accuracy</text:p>
                      </text:list-item>
                      <text:list-item>
                        <text:p>Special hardware requirements 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tion and Backgrou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te-of-the-art</text:p>
                <text:list>
                  <text:list-item>
                    <text:p>Google self-driving car </text:p>
                    <text:list>
                      <text:list-item>
                        <text:p>At least 5 years to be put onto the market.</text:p>
                      </text:list-item>
                      <text:list-item>
                        <text:p>Especially designed for aged people.</text:p>
                      </text:list-item>
                    </text:list>
                  </text:list-item>
                  <text:list-item>
                    <text:p>Inter-vehicle communication module</text:p>
                    <text:list>
                      <text:list-item>
                        <text:p>Almost every automobile manufacturers are integrating inter-vehicle communication modules into products.</text:p>
                      </text:list-item>
                      <text:list-item>
                        <text:p>Cisco has developed advanced modules.</text:p>
                      </text:list-item>
                      <text:list-item>
                        <text:p>Mercedes-Benz start to cooperate with Huawei on communication modules.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r solution</text:p>
          </draw:text-box>
        </draw:frame>
        <draw:frame presentation:style-name="pr4" draw:layer="layout" svg:width="25.199cm" svg:height="12.179cm" svg:x="1.5cm" svg:y="4.914cm" presentation:class="outline" presentation:user-transformed="true">
          <draw:text-box>
            <text:list text:style-name="L2">
              <text:list-item>
                <text:p>Multi-antenna or virtual antenna tech</text:p>
              </text:list-item>
              <text:list-item>
                <text:p>Possible challenges</text:p>
                <text:list>
                  <text:list-item>
                    <text:p>High speed. Real-time measurement.</text:p>
                  </text:list-item>
                  <text:list-item>
                    <text:p>Small AoA measurement error may cause large relative positioning err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4T20:40:15.953398507</meta:creation-date>
    <dc:date>2016-03-06T18:00:54.645142900</dc:date>
    <meta:editing-duration>PT12H49M1S</meta:editing-duration>
    <meta:editing-cycles>27</meta:editing-cycles>
    <meta:generator>LibreOffice/4.2.8.2$Linux_X86_64 LibreOffice_project/420m0$Build-2</meta:generator>
    <meta:document-statistic meta:object-count="40"/>
  </office:meta>
</office:document-meta>
</file>